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5.001cm"/>
    </style:style>
    <style:style style:name="Tabela1.C" style:family="table-column">
      <style:table-column-properties style:column-width="9.8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eca6" officeooo:paragraph-rsid="0002eca6"/>
    </style:style>
    <style:style style:name="P2" style:family="paragraph" style:parent-style-name="Standard">
      <style:text-properties officeooo:rsid="0002eca6" officeooo:paragraph-rsid="00063f26"/>
    </style:style>
    <style:style style:name="P3" style:family="paragraph" style:parent-style-name="Table_20_Contents">
      <style:text-properties officeooo:rsid="0002eca6" officeooo:paragraph-rsid="0002eca6"/>
    </style:style>
    <style:style style:name="P4" style:family="paragraph" style:parent-style-name="Table_20_Contents">
      <style:paragraph-properties fo:text-align="center" style:justify-single-word="false"/>
      <style:text-properties officeooo:rsid="0002eca6" officeooo:paragraph-rsid="0002eca6"/>
    </style:style>
    <style:style style:name="P5" style:family="paragraph" style:parent-style-name="Table_20_Contents">
      <style:paragraph-properties fo:text-align="start" style:justify-single-word="false"/>
      <style:text-properties officeooo:rsid="0002eca6" officeooo:paragraph-rsid="0002eca6"/>
    </style:style>
    <style:style style:name="P6" style:family="paragraph" style:parent-style-name="Table_20_Contents">
      <style:text-properties officeooo:rsid="0002eca6" officeooo:paragraph-rsid="0003d494"/>
    </style:style>
    <style:style style:name="P7" style:family="paragraph" style:parent-style-name="Table_20_Contents">
      <style:text-properties officeooo:rsid="00063f26" officeooo:paragraph-rsid="00063f26"/>
    </style:style>
    <style:style style:name="P8" style:family="paragraph" style:parent-style-name="Table_20_Contents">
      <style:paragraph-properties fo:text-align="start" style:justify-single-word="false"/>
      <style:text-properties officeooo:rsid="00063f26" officeooo:paragraph-rsid="00063f26"/>
    </style:style>
    <style:style style:name="P9" style:family="paragraph" style:parent-style-name="Table_20_Contents">
      <style:paragraph-properties fo:text-align="start" style:justify-single-word="false"/>
      <style:text-properties officeooo:rsid="0006ffaf" officeooo:paragraph-rsid="0006ffaf"/>
    </style:style>
    <style:style style:name="P10" style:family="paragraph" style:parent-style-name="Table_20_Contents">
      <style:text-properties officeooo:rsid="0006ffaf" officeooo:paragraph-rsid="0006ffaf"/>
    </style:style>
    <style:style style:name="T1" style:family="text">
      <style:text-properties officeooo:rsid="0003d494"/>
    </style:style>
    <style:style style:name="T2" style:family="text">
      <style:text-properties officeooo:rsid="0004035e"/>
    </style:style>
    <style:style style:name="T3" style:family="text">
      <style:text-properties officeooo:rsid="00071b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Jovenei Lorenzi, <text:span text:style-name="T2">Rafaelle Arruda.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P4">REQUISITO FUNCIONAL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5">RF01</text:p>
          </table:table-cell>
          <table:table-cell table:style-name="Tabela1.A2" office:value-type="string">
            <text:p text:style-name="P3">Registrar recebimentos do usuário.</text:p>
          </table:table-cell>
          <table:table-cell table:style-name="Tabela1.C2" office:value-type="string">
            <text:p text:style-name="P3">O sistema deve registrar recebimentos do usuário. Ao lançar um recebimento o sistema deve gerar data, valor, fonte do recebimento,<text:span text:style-name="T2">tag para classificar tipo <text:s/>de despesa (classificação), e atualização do saldo.</text:span></text:p>
          </table:table-cell>
        </table:table-row>
        <table:table-row>
          <table:table-cell table:style-name="Tabela1.A2" office:value-type="string">
            <text:p text:style-name="P5">RF02</text:p>
          </table:table-cell>
          <table:table-cell table:style-name="Tabela1.A2" office:value-type="string">
            <text:p text:style-name="P3">Registrar investimentos do usuário.</text:p>
          </table:table-cell>
          <table:table-cell table:style-name="Tabela1.C2" office:value-type="string">
            <text:p text:style-name="P6">O sistema deve registrar <text:span text:style-name="T1">investimento</text:span> do usuário. Ao lançar um <text:span text:style-name="T1">investimento</text:span> o sistema deve gerar data, <text:span text:style-name="T1">saldo</text:span>, <text:span text:style-name="T1">extrato. Movimentação da conta corrente ocorre do saldo positivo da conta para o investimento (poupança) deduzindo do valor total da conta.</text:span></text:p>
          </table:table-cell>
        </table:table-row>
        <table:table-row>
          <table:table-cell table:style-name="Tabela1.A2" office:value-type="string">
            <text:p text:style-name="P5">RF03</text:p>
          </table:table-cell>
          <table:table-cell table:style-name="Tabela1.A2" office:value-type="string">
            <text:p text:style-name="P6">Registrar <text:span text:style-name="T1">despesas </text:span>do usuário.</text:p>
          </table:table-cell>
          <table:table-cell table:style-name="Tabela1.C2" office:value-type="string">
            <text:p text:style-name="P6">O sistema deve registrar <text:span text:style-name="T1">despesas</text:span> do usuário. Ao lançar um<text:span text:style-name="T1">a despesa</text:span> o sistema deve gerar data, <text:span text:style-name="T1">atualizar saldo, alerta (vencimentos) atualização, e possibilitar adicionar e remover despesas.</text:span></text:p>
          </table:table-cell>
        </table:table-row>
        <table:table-row>
          <table:table-cell table:style-name="Tabela1.A2" office:value-type="string">
            <text:p text:style-name="P8">RF04</text:p>
          </table:table-cell>
          <table:table-cell table:style-name="Tabela1.A2" office:value-type="string">
            <text:p text:style-name="P7">Emitir extrato.</text:p>
          </table:table-cell>
          <table:table-cell table:style-name="Tabela1.C2" office:value-type="string">
            <text:p text:style-name="P7">O sistema deve gerar relatório de movimentação, (histórico da conta).</text:p>
          </table:table-cell>
        </table:table-row>
        <table:table-row>
          <table:table-cell table:style-name="Tabela1.A2" office:value-type="string">
            <text:p text:style-name="P9">RF05</text:p>
          </table:table-cell>
          <table:table-cell table:style-name="Tabela1.A2" office:value-type="string">
            <text:p text:style-name="P10">Registrar Login do usuário.</text:p>
          </table:table-cell>
          <table:table-cell table:style-name="Tabela1.C2" office:value-type="string">
            <text:p text:style-name="P10">O sistema deve registrar acesso do usuário com numero da conta e senha, nível de acesso.</text:p>
          </table:table-cell>
        </table:table-row>
        <table:table-row>
          <table:table-cell table:style-name="Tabela1.A2" office:value-type="string">
            <text:p text:style-name="P9">RF06</text:p>
          </table:table-cell>
          <table:table-cell table:style-name="Tabela1.A2" office:value-type="string">
            <text:p text:style-name="P10">Registrar cadastro do usuário.</text:p>
          </table:table-cell>
          <table:table-cell table:style-name="Tabela1.C2" office:value-type="string">
            <text:p text:style-name="P10">O sistema deve registrar o cadastro do usuário, com seguintes tags, nome, cpf, rg, data nascimento.</text:p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50:15.949201089</meta:creation-date>
    <dc:date>2019-08-13T16:44:14.357502636</dc:date>
    <meta:editing-duration>PT31M35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22" meta:word-count="174" meta:character-count="1169" meta:non-whitespace-character-count="1016"/>
  </office:meta>
</office:document-meta>
</file>